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60000006343C7F9E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3" style:family="table-row">
      <style:table-row-properties style:keep-together="false" fo:keep-together="always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13in" style:rel-column-width="11178*"/>
    </style:style>
    <style:style style:name="Table1.B" style:family="table-column">
      <style:table-column-properties style:column-width="1.9688in" style:rel-column-width="18631*"/>
    </style:style>
    <style:style style:name="Table1.C" style:family="table-column">
      <style:table-column-properties style:column-width="3.775in" style:rel-column-width="3572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84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P3">To provide instructions for the product level assembly of PN 10000001 (ASSY,AIRCRAFT WIRELESS).</text:p>
      <text:h text:style-name="Heading_20_1" text:outline-level="1">Scope</text:h>
      <text:p text:style-name="P3">This work instruction shall be used for internal use only, it is suitable for providing to 3<text:span text:style-name="T3">rd</text:span>-party contract assemblers.</text:p>
      <text:h text:style-name="Heading_20_2" text:outline-level="2">Definitions</text:h>
      <text:p text:style-name="Text_20_body">None.</text:p>
      <text:h text:style-name="Heading_20_2" text:outline-level="2">Records Retention</text:h>
      <text:p text:style-name="P3">A record of the serial number and the manufacturing test results must be entered in <text:span text:style-name="T4">Maestro</text:span>.</text:p>
      <text:h text:style-name="Heading_20_1" text:outline-level="1">Responsibility and Authority</text:h>
      <text:p text:style-name="Text_20_body">The Director, Manufacturing, has responsibility and authority for maintaining this work instruction. The assembler is responsible for correct assembly of devices according to this work instruction.</text:p>
      <text:h text:style-name="Heading_20_1" text:outline-level="1">Procedure</text:h>
      <text:h text:style-name="Heading_20_2" text:outline-level="2">Health and Safety Concerns</text:h>
      <text:p text:style-name="Text_20_body">Safety glasses and shoes are recommended.</text:p>
      <text:h text:style-name="Heading_20_2" text:outline-level="2">Required Equipment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Product box</text:p>
          </table:table-cell>
          <table:table-cell table:style-name="Table6.B1" office:value-type="string">
            <text:p text:style-name="P4">2-cubic foot box with top flaps</text:p>
          </table:table-cell>
        </table:table-row>
        <table:table-row>
          <table:table-cell table:style-name="Table6.A2" office:value-type="string">
            <text:p text:style-name="P4">Packing tape</text:p>
          </table:table-cell>
          <table:table-cell table:style-name="Table6.B2" office:value-type="string">
            <text:p text:style-name="P4">Clear acetate 2-inch tape</text:p>
          </table:table-cell>
        </table:table-row>
        <table:table-row table:style-name="Table6.3">
          <table:table-cell table:style-name="Table6.A2" office:value-type="string">
            <text:p text:style-name="P4">Box part number label</text:p>
          </table:table-cell>
          <table:table-cell table:style-name="Table6.B2" office:value-type="string">
            <text:p text:style-name="P4">Standard 3x5-inch label containing PN, Name, and S/N printed from Maestro.</text:p>
          </table:table-cell>
        </table:table-row>
      </table:table>
      <text:p text:style-name="Standard"/>
      <text:h text:style-name="Heading_20_2" text:outline-level="2"><text:soft-page-break/>Assemble Product</text:h>
      <text:list xml:id="list35277996" text:style-name="L1">
        <text:list-item>
          <text:p text:style-name="P6">Log into <text:span text:style-name="T4">Maestro</text:span> and:</text:p>
          <text:list>
            <text:list-item>
              <text:p text:style-name="P6">Print a BOM (bill of materials) using the package ship template in <text:span text:style-name="T4">Maestro</text:span> (the template does not include cost information). <text:span text:style-name="T4">Keep the BOM clean, you will need it later.</text:span></text:p>
            </text:list-item>
            <text:list-item>
              <text:p text:style-name="P7">Print a product box label.</text:p>
            </text:list-item>
          </text:list>
        </text:list-item>
        <text:list-item>
          <text:p text:style-name="P6">Pick the product kit using the BOM.</text:p>
          <text:list>
            <text:list-item>
              <text:p text:style-name="P6">If there is no stock of the User's Manual (PN 9-10-00001-00A, “DOC,USER,AIRCRAFT WIRELESS”) you must print more. Print the manual on the office printer with the printer set to 2-sided portrait printing with a 2-staple binding on the long edge. Print sufficient manuals so there will be at least 5 left on the shelf.</text:p>
            </text:list-item>
          </text:list>
        </text:list-item>
        <text:list-item>
          <text:p text:style-name="P6">Assemble the product box.</text:p>
        </text:list-item>
        <text:list-item>
          <text:p text:style-name="P6">Referring to [REFERENCE TO PHOTO TO BE INSERTED HERE], pack the product box with the BOM items and affix the product box label to the outside of the box as shown.</text:p>
          <text:p text:style-name="P6">[PHOTO SHOWING BOX PACKING TO BE INSERTED HERE]</text:p>
        </text:list-item>
        <text:list-item>
          <text:p text:style-name="P6">Initial the BOM and add it to the top of the product box. Also initial the bottom right corner of the product label on the outside of the product box.</text:p>
        </text:list-item>
        <text:list-item>
          <text:p text:style-name="P6">Seal the box neatly using packing tape.</text:p>
        </text:list-item>
      </text:list>
      <text:h text:style-name="Heading_20_1" text:outline-level="1">Related and Support Documentation</text:h>
      <text:p text:style-name="P3">None.</text:p>
      <text:h text:style-name="Heading_20_1" text:outline-level="1">Revision Histo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Standard">Date</text:p>
            </table:table-cell>
            <table:table-cell table:style-name="Table1.A1" office:value-type="string">
              <text:p text:style-name="Standard">Name</text:p>
            </table:table-cell>
            <table:table-cell table:style-name="Table1.C1" office:value-type="string">
              <text:p text:style-name="Standard">Change Description</text:p>
            </table:table-cell>
          </table:table-row>
        </table:table-header-rows>
        <table:table-row>
          <table:table-cell table:style-name="Table1.A2" office:value-type="date" office:date-value="2013-01-01">
            <text:p text:style-name="Standard">2013-01-01</text:p>
          </table:table-cell>
          <table:table-cell table:style-name="Table1.B2" office:value-type="string">
            <text:p text:style-name="Standard">Hank Baldwin</text:p>
          </table:table-cell>
          <table:table-cell table:style-name="Table1.C2" office:value-type="string">
            <text:p text:style-name="Standard">Creation for PCA-level prototype</text:p>
          </table:table-cell>
        </table:table-row>
        <table:table-row>
          <table:table-cell table:style-name="Table1.A2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style:min-row-height="0.0042in"/>
    </style:style>
    <style:style style:name="Table3.A1" style:family="table-cell">
      <style:table-cell-properties fo:padding="0.0382in" fo:border-left="0.0007in solid #000000" fo:border-right="none" fo:border-top="0.0007in solid #000000" fo:border-bottom="none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none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Table_20_Contents"><draw:frame draw:style-name="Mfr1" draw:name="graphics2" text:anchor-type="as-char" svg:width="0.7618in" svg:height="0.3811in" draw:z-index="1"><draw:image xlink:href="Pictures/10000000000000C60000006343C7F9E2.jpg" xlink:type="simple" xlink:show="embed" xlink:actuate="onLoad"/></draw:frame> <text:span text:style-name="MT1">Swift Construction Co.</text:span></text:p>
            </table:table-cell>
            <table:table-cell table:style-name="Table3.B1" table:number-columns-spanned="2" office:value-type="string">
              <text:p text:style-name="Table_20_Contents"><text:span text:style-name="MT2">Title:</text:span> ASSY, AIRCRAFT WIRELESS</text:p>
            </table:table-cell>
            <table:covered-table-cell/>
          </table:table-row>
          <table:table-row>
            <table:table-cell table:style-name="Table3.A2" office:value-type="string">
              <text:p text:style-name="MP1">WORK INSTRUCTION</text:p>
            </table:table-cell>
            <table:table-cell table:style-name="Table3.B2" office:value-type="string">
              <text:p text:style-name="Table_20_Contents"><text:span text:style-name="MT2">Doc. #</text:span> 10000001_WI</text:p>
            </table:table-cell>
            <table:table-cell table:style-name="Table3.C2" office:value-type="string">
              <text:p text:style-name="Table_20_Contents"><text:span text:style-name="MT2">Rev. </text:span>0</text:p>
            </table:table-cell>
          </table:table-row>
          <table:table-row>
            <table:table-cell table:style-name="Table3.B2" office:value-type="string">
              <text:p text:style-name="Table_20_Contents"/>
            </table:table-cell>
            <table:table-cell table:style-name="Table3.B2" office:value-type="string">
              <text:p text:style-name="Table_20_Contents"><text:span text:style-name="MT2">Date:</text:span> 2013-01-01</text:p>
            </table:table-cell>
            <table:table-cell table:style-name="Table3.C2" office:value-type="string">
              <text:p text:style-name="Table_20_Contents"><text:span text:style-name="MT2">Page:</text:span> <text:page-number text:select-page="current">2</text:page-number> of <text:page-count>2</text:page-count></text:p>
            </table:table-cell>
          </table:table-row>
        </table:table>
        <text:p text:style-name="Header"/>
      </style:header>
      <style:footer>
        <text:p text:style-name="MP2">(C) 2013 Dale R. Scott. This work is licensed under a Creative Commons Attribution 3.0 Unported License. http://creativecommons.org/licenses/by/3.0/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le Scott</meta:initial-creator>
    <meta:creation-date>2010-02-05T11:34:48</meta:creation-date>
    <dc:date>2014-01-16T15:13:20.01</dc:date>
    <dc:creator>Dale Scott</dc:creator>
    <meta:editing-duration>PT04H51M33S</meta:editing-duration>
    <meta:editing-cycles>25</meta:editing-cycles>
    <meta:generator>OpenOffice.org/3.2$Win32 OpenOffice.org_project/320m12$Build-9483</meta:generator>
    <dc:description>(C) 2013 Dale R. Scott. This work is licensed under a Creative Commons Attribution 3.0 Unported License. http://creativecommons.org/licenses/by/3.0/</dc:description>
    <meta:document-statistic meta:table-count="3" meta:image-count="1" meta:object-count="0" meta:page-count="2" meta:paragraph-count="48" meta:word-count="383" meta:character-count="2315"/>
    <meta:user-defined meta:name="Info 1"/>
    <meta:user-defined meta:name="Info 2"/>
    <meta:user-defined meta:name="Info 3"/>
    <meta:user-defined meta:name="Info 4"/>
  </office:meta>
</office:document-meta>
</file>